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ourier New" fo:font-size="8pt" style:font-size-asian="8pt" style:font-name-complex="Courier New"/>
    </style:style>
    <style:style style:name="P3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7" style:family="paragraph" style:parent-style-name="Standard">
      <style:paragraph-properties fo:margin-left="0cm" fo:margin-right="0cm" fo:text-indent="1.27cm" style:auto-text-indent="false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2" style:family="paragraph" style:parent-style-name="Название_20_объекта">
      <style:paragraph-properties fo:text-align="center" style:justify-single-word="false"/>
    </style:style>
    <style:style style:name="P13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8pt" style:font-size-asian="8pt" style:font-name-complex="Courier New"/>
    </style:style>
    <style:style style:name="T5" style:family="text">
      <style:text-properties style:font-name="Courier New" fo:font-size="8pt" fo:language="en" fo:country="US" style:font-size-asian="8pt" style:font-name-complex="Courier New"/>
    </style:style>
    <style:style style:name="T6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7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8" style:family="text">
      <style:text-properties style:font-name="Courier New" fo:language="en" fo:country="US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3" text:outline-level="1">сишные трюки<text:line-break/>(<text:span text:style-name="T1">1</text:span>8<text:span text:style-name="T1">h</text:span> выпуск)</text:h>
      <text:p text:style-name="Standard">крис касперски ака мыщъх, <text:span text:style-name="T1">a.k.a. souriz</text:span>, <text:span text:style-name="T1">a.k.a. nezumi</text:span>, <text:span text:style-name="T1">no</text:span>-<text:span text:style-name="T1">email</text:span></text:p>
      <text:p text:style-name="P8"/>
      <text:p text:style-name="P11"><text:span text:style-name="T3">долгое время мы витали вокруг чистого </text:span><text:span text:style-name="T2">ANSI C</text:span><text:span text:style-name="T3">, без реверансов в сторону нестандартных расширений от различных производителей, которых развелось столько, что игнорировать их, все равно, что добывать огонь трением и писать гусиными перьями, поэтому наш сегодняшний выпуск повещен весьма щепетильной теме интимных взаимоотношений Си с платформой </text:span><text:span text:style-name="T2">.NET </text:span><text:span text:style-name="T3">и управляемым </text:span><text:span text:style-name="T2">(managed) </text:span><text:span text:style-name="T3">кодом, а любовный треугольник, как известно — самая нестойкая конструкция</text:span></text:p>
      <text:h text:style-name="Heading_20_2" text:outline-level="2">трюк <text:span text:style-name="T1">#1 –</text:span> управляемый код на Си</text:h>
      <text:p text:style-name="P9">Официально платформа <text:span text:style-name="T1">.NET </text:span>"крышует" <text:span text:style-name="T1">C#, F#, Visual Basic</text:span> и некоторые другие языки, в перечень которых Си, увы, не входит, однако, последние версии компилятора <text:span text:style-name="T1">Microsoft Visual C++ </text:span>поддерживают возможность трансляции программ в управляемый байт-код (по "научному" называемый <text:span text:style-name="T1">MSCIL – Microsoft Common Intermediate Language – </text:span>Общий Промежуточный Язык от <text:span text:style-name="T1">Microsoft</text:span>, но это слишком длинно и заумно, так что мы ограничимся термином "байт-код").</text:p>
      <text:p text:style-name="P9">Если сделать небольшой пируэт хвостом, то можно писать Си программы на плюсах, транслируя их в байт-код. Конечно, "чистого" Си мы все равно не получим, однако, по крайней мере, обретем возможность вызывать функции стандартной библиотеки <text:span text:style-name="T1">libc</text:span>, "химичить" с указателями и т. д. Естественно, в силу строгой типизации языка Си++ придется ругаться матом (нецензурным кастингом), впрочем, об этом мы уже говорили в <text:span text:style-name="T1">#09h </text:span>выпуске "трюков".</text:p>
      <text:p text:style-name="P9">Чтобы заставить приплюснутый компилятор генерировать байт-код, достаточно воткнуть в начало программы "<text:span text:style-name="T1">using namespace System;</text:span>"<text:span text:style-name="T1"> </text:span>и добавить к командной строке ключ "<text:span text:style-name="T1">/CLR</text:span>", пример использования которого приведен ниже:</text:p>
      <text:p text:style-name="P9"/>
      <text:p text:style-name="P4">#include &lt;stdio.h&gt;</text:p>
      <text:p text:style-name="P1"><text:span text:style-name="T6">using namespace System;<text:tab/>// &lt;- </text:span><text:span text:style-name="T7">используем пространство имен </text:span><text:span text:style-name="T6">System (</text:span><text:span text:style-name="T7">из </text:span><text:span text:style-name="T6">.NET)</text:span></text:p>
      <text:p text:style-name="P6"/>
      <text:p text:style-name="P4">void main()</text:p>
      <text:p text:style-name="P4">{</text:p>
      <text:p text:style-name="P1"><text:span text:style-name="T5"><text:tab/>printf("hello, nezumi!\n");</text:span></text:p>
      <text:p text:style-name="P4">}</text:p>
      <text:p text:style-name="P12">Листинг<text:span text:style-name="T1"> </text:span><text:sequence text:ref-name="refЛистинг0" text:name="Листинг" text:formula="ooow:Листинг+1" style:num-format="1">1</text:sequence><text:span text:style-name="T1"> hello.cpp – </text:span>программа на Си++, подготовленная к трансляции в управляемый код, и вызывающая функции стандартной библиотеки языка Си</text:p>
      <text:p text:style-name="P9">Трансляция листинга 1 в исполняемый файл из командной строки осуществляется следующим образом:</text:p>
      <text:p text:style-name="P7"/>
      <text:p text:style-name="P3">$cl.exe /CLR hello.cpp</text:p>
      <text:p text:style-name="P12">Листинг<text:span text:style-name="T1"> </text:span><text:sequence text:ref-name="refЛистинг1" text:name="Листинг" text:formula="ooow:Листинг+1" style:num-format="1">2</text:sequence><text:span text:style-name="T1"> </text:span>трансляция Си++ программы в управляемый код</text:p>
      <text:p text:style-name="P9">Если все сделано правильно, на диске образуется файл <text:span text:style-name="T1">hello.exe</text:span>, готовый к непосредственному исполнению и победоносно выводящий <text:span text:style-name="T1">"hello, nezumi!" </text:span>на экран.</text:p>
      <text:h text:style-name="Heading_20_2" text:outline-level="2">трюк <text:span text:style-name="T1">#2 –</text:span>управляемый код и переполняющиеся буфера</text:h>
      <text:p text:style-name="P9">Продвигая управляемый код на рынок, <text:span text:style-name="T1">Microsoft </text:span>неустанно перечисляла его преимущества: а) более высокую производительность на чисто вычислительных задачах; б) решение проблемы переполняющихся буферов; в) наличие автоматического сборщика мусора, предотвращающего утечки памяти.</text:p>
      <text:p text:style-name="P9">Что касается производительности, то первые версии <text:span text:style-name="T1">.NET'</text:span>а _действительно_ обгоняли Си/Си++ программы в некоторых тестах за счет более компактной структуры байт-кода и динамической оптимизации при трансляции в память. Но уже начиная с <text:span text:style-name="T1">.NET 2, </text:span>производительность байт-кода заметно упала и положение спасает только то, что байт-код способен без перекомпиляции исполняться на процессорах разных типов (<text:span text:style-name="T1">x86, x86-64, IA64), </text:span>используя их преимущества, чего не может чистый машинный код.</text:p>
      <text:p text:style-name="P9"><text:soft-page-break/>А вот контроль за буферами и сборка мусора реально работают только в <text:span text:style-name="T1">C# </text:span>программах (да и то не без оговорок). "Управляемый" код, полученный путем трансляции Си++ программы, наследует все худшие черты языка Си, что мы сейчас и продемонстрируем на примере умышленного переполнения буфера:</text:p>
      <text:p text:style-name="P10"/>
      <text:p text:style-name="P3">#include &lt;stdio.h&gt;</text:p>
      <text:p text:style-name="P3">#include &lt;string.h&gt;</text:p>
      <text:p text:style-name="P3">using namespace System;</text:p>
      <text:p text:style-name="P3"/>
      <text:p text:style-name="P3">void main()</text:p>
      <text:p text:style-name="P3">{</text:p>
      <text:p text:style-name="P3"><text:tab/>char buf0[0x6]; char buf1[0x6]; char buf2[0x6];</text:p>
      <text:p text:style-name="P3"><text:tab/>printf("enter str0 <text:s/>:");gets(buf0);</text:p>
      <text:p text:style-name="Standard"><text:span text:style-name="T5"><text:tab/>printf("enter str1 <text:s/>:");gets(buf1);</text:span></text:p>
      <text:p text:style-name="P3"><text:tab/>printf("enter str2 <text:s/>:")123;gets(buf2);</text:p>
      <text:p text:style-name="P3"><text:tab/>printf("your str is :%s,%s,%s\n",buf0,buf1,buf2);</text:p>
      <text:p text:style-name="P3">}</text:p>
      <text:p text:style-name="P12">Листинг<text:span text:style-name="T1"> </text:span><text:sequence text:ref-name="refЛистинг2" text:name="Листинг" text:formula="ooow:Листинг+1" style:num-format="1">3</text:sequence><text:span text:style-name="T1"> </text:span>программа, подготовленная к трансляции в управляемый код и допускающая переполнение буфера</text:p>
      <text:p text:style-name="P9">Компилируем написанную программу в управляемый код с помощью ключа <text:span text:style-name="T1">/CLR </text:span>и смотрим: сможет ли она справится с ошибкой переполнения или нет. Мы имеем три массива по 06<text:span text:style-name="T1">h</text:span> байт каждый, куда вводим строки длинной в 09<text:span text:style-name="T1">h </text:span>байт (ес-но, эта величина выбрана произвольно).</text:p>
      <text:p text:style-name="P7">Результат не заставляет себя ждать:</text:p>
      <text:p text:style-name="P7"/>
      <text:p text:style-name="P3">$hello-over.exe</text:p>
      <text:p text:style-name="P3">enter str0 <text:s/>:111111111</text:p>
      <text:p text:style-name="P3">enter str1 <text:s/>:222222222</text:p>
      <text:p text:style-name="P3">enter str2 <text:s/>:333333333</text:p>
      <text:p text:style-name="Standard"><text:span text:style-name="T5">your str is :</text:span><text:span text:style-name="T6">1111111122222222333333333</text:span><text:span text:style-name="T5">,</text:span><text:span text:style-name="T6">22222222333333333</text:span><text:span text:style-name="T5">,333333333</text:span></text:p>
      <text:p text:style-name="P12">Листинг<text:span text:style-name="T1"> </text:span><text:sequence text:ref-name="refЛистинг3" text:name="Листинг" text:formula="ooow:Листинг+1" style:num-format="1">4</text:sequence><text:span text:style-name="T1"> </text:span>переполнение строковых буферов</text:p>
      <text:p text:style-name="P9">Как видно, в <text:span text:style-name="T1">buf0 </text:span>"магическим" образом попали все три строки, в <text:span text:style-name="T1">buf1 – </text:span>вторая и третья строка, <text:span text:style-name="T1">buf2 – </text:span>выглядит неповрежденным, но затирает находящиеся за ним данные (которых в данном случае нет). В общем, все происходит как и следовало ожидать. Буфера последовательно размещаются в памяти и переполнение одного из них воздействует на последующие, хотя, в защиту управляемого кода следует отнести невозможность подмены адреса возврата из функции, а точнее нетривиальной этой операции, поскольку, архитектура виртуальной машины (с учетом компиляции части кода в память) чрезвычайно запутана и реализовать целенаправленную атаку с захватом управления намного сложнее, так что какой-то смысл в управляемой коде все-таки есть, однако, утечки памяти<text:span text:style-name="T1"> – </text:span>это кошмар. Управляемый код, не обремененный искусственным интеллектом, не может отличить ситуацию "выделил память и забыл освободить" от "выделил и решил (пока) не использовать". Сборщик мусора реально "отлавливает" лишь небольшую часть ошибок, когда указатель на динамическую память присваивается локальной переменной функции и "погибает" вместе с ней при закрытии стекового фрейма, но стоит функции перед выходом передать этот указатель кому-то еще или сохранить его в глобальной переменной — как все! Сборщик мусора его не тронет.</text:p>
      <text:h text:style-name="Heading_20_2" text:outline-level="2">трюк <text:span text:style-name="T1">#3 – </text:span>смесь управляемого и неуправляемого кодов</text:h>
      <text:p text:style-name="P9">Приложения, критические к производительности, а так же<text:span text:style-name="T1"> </text:span>программы, взаимодействующие с "внешним" миром (например, оборудованием) пишутся на смеси управляемого и неуправляемого кодов. К счастью, язык <text:span text:style-name="T1">C# </text:span>позволяет вызывать управляемые модули, написанные на Си++, из которых в свою очередь можно вызывать "нативные" (<text:span text:style-name="T1">native)</text:span> функции, компилируемые в машинный код.</text:p>
      <text:p text:style-name="P9">Формально, виртуальная <text:span text:style-name="T1">.NET</text:span>-машина поддерживает механизм <text:span text:style-name="T1">P/Invoke</text:span>, предназначенный для прямых вызовов нативного кода, но в языках С<text:span text:style-name="T1">#/C</text:span>и++<text:span text:style-name="T1"> </text:span>он реализован не самым лучшим образом и для решения поставленной задачи, приходится совершать большое количество телодвижений. Но мы не боимся трудностей!</text:p>
      <text:p text:style-name="P9">Начнем с того, что напишем Си++ программу, предназначенную для компиляции в машинный код. В ней нет ничего сложно за тем исключением, что все "экспортируемые" строки должны быть представлены в формате <text:span text:style-name="T1">Unicode:</text:span></text:p>
      <text:p text:style-name="P10"/>
      <text:p text:style-name="P2"><text:soft-page-break/>#include "string.h"</text:p>
      <text:p text:style-name="P2">#include "nativecode.h"</text:p>
      <text:p text:style-name="P2"/>
      <text:p text:style-name="P2">void native_foo(wchar_t* c, int num)</text:p>
      <text:p text:style-name="P2">{</text:p>
      <text:p text:style-name="Standard"><text:span text:style-name="T4"><text:tab/>wchar_t* s = L"hello, this is native code!";</text:span></text:p>
      <text:p text:style-name="P2"><text:tab/>wcsncpy_s(c, num, s, wcslen(s));</text:p>
      <text:p text:style-name="P2">}</text:p>
      <text:p text:style-name="P12">Листинг <text:sequence text:ref-name="refЛистинг4" text:name="Листинг" text:formula="ooow:Листинг+1" style:num-format="1">5</text:sequence> nativecode.cpp<text:span text:style-name="T1"> – </text:span>Си++ программа, предназначенная для компиляции в машинный код</text:p>
      <text:p text:style-name="P7">Тут же создадим заголовочный файл с прототипом функции <text:span text:style-name="T1">native_foo()</text:span>, включаемый в остальные файлы проекта:</text:p>
      <text:p text:style-name="P7"/>
      <text:p text:style-name="P2">void native_foo(wchar_t* c, int num);</text:p>
      <text:p text:style-name="P12">Листинг <text:sequence text:ref-name="refЛистинг5" text:name="Листинг" text:formula="ooow:Листинг+1" style:num-format="1">6</text:sequence> nativecode.h — заголовочный файл</text:p>
      <text:p text:style-name="P9">Теперь пишем Си++ программу, транслируемую в управляемый код и вызывающей нашу нативную функцию <text:span text:style-name="T1">native_foo()</text:span>, что достигается за счет использования конструкции "<text:span text:style-name="T3">ref class CPPClass</text:span>":</text:p>
      <text:p text:style-name="P7"/>
      <text:p text:style-name="P3">#include "nativecode.h"</text:p>
      <text:p text:style-name="P3"/>
      <text:p text:style-name="P3">using namespace System;</text:p>
      <text:p text:style-name="P3"/>
      <text:p text:style-name="P3">namespace souriz</text:p>
      <text:p text:style-name="P3">{</text:p>
      <text:p text:style-name="P5"><text:tab/>ref class CPPClass</text:p>
      <text:p text:style-name="P3"><text:tab/>{</text:p>
      <text:p text:style-name="P3"><text:tab/>public:</text:p>
      <text:p text:style-name="P3"><text:tab/><text:tab/>static String^ foo_wrapper()</text:p>
      <text:p text:style-name="P3"><text:tab/><text:tab/>{</text:p>
      <text:p text:style-name="P3"><text:tab/><text:tab/><text:tab/>wchar_t c[0x69];</text:p>
      <text:p text:style-name="P3"><text:tab/><text:tab/><text:tab/>native_foo(c, sizeof(c) / sizeof(c[0]));</text:p>
      <text:p text:style-name="P3"><text:tab/><text:tab/><text:tab/>return gcnew String(c);</text:p>
      <text:p text:style-name="P3"><text:tab/><text:tab/>}</text:p>
      <text:p text:style-name="P3"><text:tab/>};</text:p>
      <text:p text:style-name="P3">}</text:p>
      <text:p text:style-name="P12">Листинг<text:span text:style-name="T1"> </text:span><text:sequence text:ref-name="refЛистинг6" text:name="Листинг" text:formula="ooow:Листинг+1" style:num-format="1">7</text:sequence><text:span text:style-name="T1"> clrcode.cpp</text:span> — Си++ программа, подготовленная к трансляции в управляемый код и вызывающая нативную функцию <text:span text:style-name="T1">native_foo()</text:span></text:p>
      <text:p text:style-name="P9">Остается только заточить <text:span text:style-name="T1">C# </text:span>программу, вызывающую метод <text:span text:style-name="T1">foo_wrapper</text:span>() из Си++ программы, вызывающей в свою очередь нативную функцию <text:span text:style-name="T1">native_foo()</text:span>, что осуществляется посредством конструкции <text:span text:style-name="T1">"</text:span><text:span text:style-name="T2">CPPClass.foo_wrapper()</text:span><text:span text:style-name="T1">":</text:span></text:p>
      <text:p text:style-name="P10"/>
      <text:p text:style-name="P3">using System;</text:p>
      <text:p text:style-name="P3">using souriz;</text:p>
      <text:p text:style-name="P3"/>
      <text:p text:style-name="P3">namespace nezumi</text:p>
      <text:p text:style-name="P3">{</text:p>
      <text:p text:style-name="P3"><text:tab/>class Program</text:p>
      <text:p text:style-name="P3"><text:tab/>{</text:p>
      <text:p text:style-name="P3"><text:tab/><text:tab/>static void Main(string[] args)</text:p>
      <text:p text:style-name="P3"><text:tab/><text:tab/>{</text:p>
      <text:p text:style-name="P3"><text:tab/><text:tab/><text:tab/>String s = CPPClass.foo_wrapper();</text:p>
      <text:p text:style-name="P3"><text:tab/><text:tab/><text:tab/>Console.WriteLine(s);</text:p>
      <text:p text:style-name="P3"><text:tab/><text:tab/>}</text:p>
      <text:p text:style-name="P3"><text:tab/>}</text:p>
      <text:p text:style-name="P3">}</text:p>
      <text:p text:style-name="P12">Листинг <text:sequence text:ref-name="refЛистинг7" text:name="Листинг" text:formula="ooow:Листинг+1" style:num-format="1">8</text:sequence><text:span text:style-name="T1"> program.cs – </text:span>программа на <text:span text:style-name="T1">C#</text:span>, вызывающая метод <text:span text:style-name="T1">foo_weapper</text:span>() из управляемого Си++ кода, вызывающий в свою очередь нативную функцию <text:span text:style-name="T1">native_foo()</text:span></text:p>
      <text:p text:style-name="P7">А теперь собираем все это вместе с помощью следующего командного файла:</text:p>
      <text:p text:style-name="P10"/>
      <text:p text:style-name="P3">$cl.exe /c /MD nativecode.cpp</text:p>
      <text:p text:style-name="P3">$cl.exe /clr /LN /MD clrcode.cpp nativecode.obj</text:p>
      <text:p text:style-name="P3">$csc.exe /target:module /addmodule:clrcode.netmodule Program.cs </text:p>
      <text:p text:style-name="Standard"><text:span text:style-name="T5">$link.exe /LTCG /CLRIMAGETYPE:IJW /ENTRY:nezumi.Program.Main <text:s/>/SUBSYSTEM:CONSOLE</text:span></text:p>
      <text:p text:style-name="Standard"><text:span text:style-name="T4"><text:tab/><text:tab/></text:span><text:span text:style-name="T5">/ASSEMBLYMODULE:clrcode.netmodule </text:span><text:span text:style-name="T6">/OUT:mix.exe</text:span></text:p>
      <text:p text:style-name="Standard"><text:span text:style-name="T4"><text:tab/><text:tab/></text:span><text:span text:style-name="T5">clrcode.obj</text:span><text:span text:style-name="T4"> </text:span><text:span text:style-name="T5">nativecode.obj program.netmodule</text:span></text:p>
      <text:p text:style-name="P12"><text:soft-page-break/>Листинг<text:span text:style-name="T1"> </text:span><text:sequence text:ref-name="refЛистинг8" text:name="Листинг" text:formula="ooow:Листинг+1" style:num-format="1">9</text:sequence><text:span text:style-name="T1"> make.bat – </text:span>командный файл, собирающий все файлы проекта воедино</text:p>
      <text:p text:style-name="P9">Если сборка прошла успешно, на диске образуется <text:span text:style-name="T1">mix.exe </text:span>файл, заглянув в который дизассемблером, мы увидим смесь управляемого и неуправляемого кода. Проблема однако в том, что <text:span text:style-name="T1">IDA Pro (</text:span>самый популярный хакерский дизассемблер) не поддерживает смешенный режим и показывает либо машинный, либо управляемый код, в зависимости от настроек, выбранных еще на стадии загрузки исследуемого файла в базу, а потому написание "смешанных" программ — хороший защитный прием, существенно затрудняющий анализ (большинство начинающих хакеров вообще не увидят машинный код в <text:span text:style-name="T1">.NET </text:span>сборке и будут очень долго гадать как же все это работает). Отладка "смешенных" программ, не содержащих отладочной информации (по умолчанию она не генерируется), это вообще какой-то кошмар, серьезно напрягающий даже гур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Список_20_2" style:display-name="Список 2" style:family="paragraph" style:parent-style-name="Standard">
      <style:paragraph-properties fo:margin-left="0.998cm" fo:margin-right="0cm" fo:text-indent="-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4-07T04:34:00</dc:date>
    <meta:editing-cycles>74</meta:editing-cycles>
    <meta:editing-duration>PT2H54M</meta:editing-duration>
    <meta:document-statistic meta:table-count="0" meta:image-count="0" meta:object-count="0" meta:page-count="4" meta:paragraph-count="99" meta:word-count="1200" meta:character-count="9117" meta:non-whitespace-character-count="7946"/>
    <meta:generator>LibreOffice/5.1.4.2$Windows_x86 LibreOffice_project/f99d75f39f1c57ebdd7ffc5f42867c12031db97a</meta:generator>
  </office:meta>
</office:document-meta>
</file>